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Border</text:p>
          </table:table-cell>
          <table:table-cell/>
          <table:table-cell office:value-type="string" calcext:value-type="string">
            <text:p>147, 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4, 24</text:p>
          </table:table-cell>
          <table:table-cell/>
          <table:table-cell office:value-type="string" calcext:value-type="string">
            <text:p>250, 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44, 127</text:p>
          </table:table-cell>
          <table:table-cell/>
          <table:table-cell office:value-type="string" calcext:value-type="string">
            <text:p>250, 127</text:p>
          </table:table-cell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Point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’</text:p>
          </table:table-cell>
          <table:table-cell office:value-type="string" calcext:value-type="string">
            <text:p>y’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kumuliert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n Pixels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2]+0" office:value-type="float" office:value="0" calcext:value-type="float">
            <text:p>0</text:p>
          </table:table-cell>
          <table:table-cell table:formula="of:=[.H12]/[.$J$12]" office:value-type="float" office:value="0" calcext:value-type="float">
            <text:p>0</text:p>
          </table:table-cell>
          <table:table-cell table:formula="of:=SUM([.G12:.G23])" office:value-type="float" office:value="325.47788575584" calcext:value-type="float">
            <text:p>325.4778857558</text:p>
          </table:table-cell>
          <table:table-cell table:formula="of:=178*[.I12] + 536"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SQRT(([.B12]-[.B13])^2 + ([.C12] -[.C13])^2)" office:value-type="float" office:value="17" calcext:value-type="float">
            <text:p>17</text:p>
          </table:table-cell>
          <table:table-cell table:formula="of:=[.G13]+[.H12]" office:value-type="float" office:value="17" calcext:value-type="float">
            <text:p>17</text:p>
          </table:table-cell>
          <table:table-cell table:formula="of:=[.H13]/[.$J$12]" office:value-type="float" office:value="0.0522308910804241" calcext:value-type="float">
            <text:p>0.0522308911</text:p>
          </table:table-cell>
          <table:table-cell/>
          <table:table-cell table:formula="of:=178*[.I13] + 536" office:value-type="float" office:value="545.297098612316" calcext:value-type="float">
            <text:p>545.297098612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SQRT(([.B13]-[.B14])^2 + ([.C13] -[.C14])^2)" office:value-type="float" office:value="38.2753184180093" calcext:value-type="float">
            <text:p>38.275318418</text:p>
          </table:table-cell>
          <table:table-cell table:formula="of:=[.G14]+[.H13]" office:value-type="float" office:value="55.2753184180093" calcext:value-type="float">
            <text:p>55.275318418</text:p>
          </table:table-cell>
          <table:table-cell table:formula="of:=[.H14]/[.$J$12]" office:value-type="float" office:value="0.169828184454518" calcext:value-type="float">
            <text:p>0.1698281845</text:p>
          </table:table-cell>
          <table:table-cell/>
          <table:table-cell table:formula="of:=178*[.I14] + 536" office:value-type="float" office:value="566.229416832904" calcext:value-type="float">
            <text:p>566.229416832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SQRT(([.B14]-[.B15])^2 + ([.C14] -[.C15])^2)" office:value-type="float" office:value="26.4007575648882" calcext:value-type="float">
            <text:p>26.4007575649</text:p>
          </table:table-cell>
          <table:table-cell table:formula="of:=[.G15]+[.H14]" office:value-type="float" office:value="81.6760759828975" calcext:value-type="float">
            <text:p>81.6760759829</text:p>
          </table:table-cell>
          <table:table-cell table:formula="of:=[.H15]/[.$J$12]" office:value-type="float" office:value="0.25094201344348" calcext:value-type="float">
            <text:p>0.2509420134</text:p>
          </table:table-cell>
          <table:table-cell/>
          <table:table-cell table:formula="of:=178*[.I15] + 536" office:value-type="float" office:value="580.66767839294" calcext:value-type="float">
            <text:p>580.6676783929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SQRT(([.B15]-[.B16])^2 + ([.C15] -[.C16])^2)" office:value-type="float" office:value="31.6227766016838" calcext:value-type="float">
            <text:p>31.6227766017</text:p>
          </table:table-cell>
          <table:table-cell table:formula="of:=[.G16]+[.H15]" office:value-type="float" office:value="113.298852584581" calcext:value-type="float">
            <text:p>113.2988525846</text:p>
          </table:table-cell>
          <table:table-cell table:formula="of:=[.H16]/[.$J$12]" office:value-type="float" office:value="0.348100001698958" calcext:value-type="float">
            <text:p>0.3481000017</text:p>
          </table:table-cell>
          <table:table-cell/>
          <table:table-cell table:formula="of:=178*[.I16] + 536" office:value-type="float" office:value="597.961800302415" calcext:value-type="float">
            <text:p>597.961800302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SQRT(([.B16]-[.B17])^2 + ([.C16] -[.C17])^2)" office:value-type="float" office:value="35.4400902933387" calcext:value-type="float">
            <text:p>35.4400902933</text:p>
          </table:table-cell>
          <table:table-cell table:formula="of:=[.G17]+[.H16]" office:value-type="float" office:value="148.73894287792" calcext:value-type="float">
            <text:p>148.7389428779</text:p>
          </table:table-cell>
          <table:table-cell table:formula="of:=[.H17]/[.$J$12]" office:value-type="float" office:value="0.456986324992592" calcext:value-type="float">
            <text:p>0.456986325</text:p>
          </table:table-cell>
          <table:table-cell/>
          <table:table-cell table:formula="of:=178*[.I17] + 536" office:value-type="float" office:value="617.343565848681" calcext:value-type="float">
            <text:p>617.3435658487</text:p>
          </table:table-cell>
        </table:table-row>
        <table:table-row table:style-name="ro1">
          <table:table-cell/>
          <table:table-cell table:formula="of:=250+44-[.B17]" office:value-type="float" office:value="161" calcext:value-type="float">
            <text:p>161</text:p>
          </table:table-cell>
          <table:table-cell table:formula="of:=[.C17]" office:value-type="float" office:value="25" calcext:value-type="float">
            <text:p>25</text:p>
          </table:table-cell>
          <table:table-cell table:number-columns-repeated="3"/>
          <table:table-cell table:formula="of:=SQRT(([.B17]-[.B18])^2 + ([.C17] -[.C18])^2)" office:value-type="float" office:value="28" calcext:value-type="float">
            <text:p>28</text:p>
          </table:table-cell>
          <table:table-cell table:formula="of:=[.G18]+[.H17]" office:value-type="float" office:value="176.73894287792" calcext:value-type="float">
            <text:p>176.7389428779</text:p>
          </table:table-cell>
          <table:table-cell table:formula="of:=[.H18]/[.$J$12]" office:value-type="float" office:value="0.543013675007408" calcext:value-type="float">
            <text:p>0.543013675</text:p>
          </table:table-cell>
          <table:table-cell/>
          <table:table-cell table:formula="of:=178*[.I18] + 536" office:value-type="float" office:value="632.656434151319" calcext:value-type="float">
            <text:p>632.6564341513</text:p>
          </table:table-cell>
        </table:table-row>
        <table:table-row table:style-name="ro1">
          <table:table-cell/>
          <table:table-cell table:formula="of:=250+44-[.B16]" office:value-type="float" office:value="195" calcext:value-type="float">
            <text:p>195</text:p>
          </table:table-cell>
          <table:table-cell table:formula="of:=[.C16]" office:value-type="float" office:value="35" calcext:value-type="float">
            <text:p>35</text:p>
          </table:table-cell>
          <table:table-cell table:number-columns-repeated="3"/>
          <table:table-cell table:formula="of:=SQRT(([.C16]-[.C17])^2 + ([.B19] -[.B18])^2)" office:value-type="float" office:value="35.4400902933387" calcext:value-type="float">
            <text:p>35.4400902933</text:p>
          </table:table-cell>
          <table:table-cell table:formula="of:=[.G19]+[.H18]" office:value-type="float" office:value="212.179033171259" calcext:value-type="float">
            <text:p>212.1790331713</text:p>
          </table:table-cell>
          <table:table-cell table:formula="of:=[.H19]/[.$J$12]" office:value-type="float" office:value="0.651899998301042" calcext:value-type="float">
            <text:p>0.6518999983</text:p>
          </table:table-cell>
          <table:table-cell/>
          <table:table-cell table:formula="of:=178*[.I19] + 536" office:value-type="float" office:value="652.038199697585" calcext:value-type="float">
            <text:p>652.0381996976</text:p>
          </table:table-cell>
        </table:table-row>
        <table:table-row table:style-name="ro1">
          <table:table-cell/>
          <table:table-cell table:formula="of:=250+44-[.B15]" office:value-type="float" office:value="221" calcext:value-type="float">
            <text:p>221</text:p>
          </table:table-cell>
          <table:table-cell table:formula="of:=[.C15]" office:value-type="float" office:value="53" calcext:value-type="float">
            <text:p>53</text:p>
          </table:table-cell>
          <table:table-cell table:number-columns-repeated="3"/>
          <table:table-cell table:formula="of:=SQRT(([.C15]-[.C16])^2 + ([.B20] -[.B19])^2)" office:value-type="float" office:value="31.6227766016838" calcext:value-type="float">
            <text:p>31.6227766017</text:p>
          </table:table-cell>
          <table:table-cell table:formula="of:=[.G20]+[.H19]" office:value-type="float" office:value="243.801809772942" calcext:value-type="float">
            <text:p>243.8018097729</text:p>
          </table:table-cell>
          <table:table-cell table:formula="of:=[.H20]/[.$J$12]" office:value-type="float" office:value="0.74905798655652" calcext:value-type="float">
            <text:p>0.7490579866</text:p>
          </table:table-cell>
          <table:table-cell/>
          <table:table-cell table:formula="of:=178*[.I20] + 536" office:value-type="float" office:value="669.332321607061" calcext:value-type="float">
            <text:p>669.3323216071</text:p>
          </table:table-cell>
        </table:table-row>
        <table:table-row table:style-name="ro1">
          <table:table-cell/>
          <table:table-cell table:formula="of:=250+44-[.B14]" office:value-type="float" office:value="237" calcext:value-type="float">
            <text:p>237</text:p>
          </table:table-cell>
          <table:table-cell table:formula="of:=[.C14]" office:value-type="float" office:value="74" calcext:value-type="float">
            <text:p>74</text:p>
          </table:table-cell>
          <table:table-cell table:number-columns-repeated="3"/>
          <table:table-cell table:formula="of:=SQRT(([.C14]-[.C15])^2 + ([.B21] -[.B20])^2)" office:value-type="float" office:value="26.4007575648882" calcext:value-type="float">
            <text:p>26.4007575649</text:p>
          </table:table-cell>
          <table:table-cell table:formula="of:=[.G21]+[.H20]" office:value-type="float" office:value="270.202567337831" calcext:value-type="float">
            <text:p>270.2025673378</text:p>
          </table:table-cell>
          <table:table-cell table:formula="of:=[.H21]/[.$J$12]" office:value-type="float" office:value="0.830171815545482" calcext:value-type="float">
            <text:p>0.8301718155</text:p>
          </table:table-cell>
          <table:table-cell/>
          <table:table-cell table:formula="of:=178*[.I21] + 536" office:value-type="float" office:value="683.770583167096" calcext:value-type="float">
            <text:p>683.7705831671</text:p>
          </table:table-cell>
        </table:table-row>
        <table:table-row table:style-name="ro1">
          <table:table-cell/>
          <table:table-cell table:formula="of:=250+44-[.B13]" office:value-type="float" office:value="250" calcext:value-type="float">
            <text:p>250</text:p>
          </table:table-cell>
          <table:table-cell table:formula="of:=[.C13]" office:value-type="float" office:value="110" calcext:value-type="float">
            <text:p>110</text:p>
          </table:table-cell>
          <table:table-cell table:number-columns-repeated="3"/>
          <table:table-cell table:formula="of:=SQRT(([.C13]-[.C14])^2 + ([.B22] -[.B21])^2)" office:value-type="float" office:value="38.2753184180093" calcext:value-type="float">
            <text:p>38.275318418</text:p>
          </table:table-cell>
          <table:table-cell table:formula="of:=[.G22]+[.H21]" office:value-type="float" office:value="308.47788575584" calcext:value-type="float">
            <text:p>308.4778857558</text:p>
          </table:table-cell>
          <table:table-cell table:formula="of:=[.H22]/[.$J$12]" office:value-type="float" office:value="0.947769108919576" calcext:value-type="float">
            <text:p>0.9477691089</text:p>
          </table:table-cell>
          <table:table-cell/>
          <table:table-cell table:formula="of:=178*[.I22] + 536" office:value-type="float" office:value="704.702901387685" calcext:value-type="float">
            <text:p>704.7029013877</text:p>
          </table:table-cell>
        </table:table-row>
        <table:table-row table:style-name="ro1">
          <table:table-cell/>
          <table:table-cell table:formula="of:=250+44-[.B12]" office:value-type="float" office:value="250" calcext:value-type="float">
            <text:p>250</text:p>
          </table:table-cell>
          <table:table-cell table:formula="of:=[.C12]" office:value-type="float" office:value="127" calcext:value-type="float">
            <text:p>127</text:p>
          </table:table-cell>
          <table:table-cell table:number-columns-repeated="3"/>
          <table:table-cell table:formula="of:=SQRT(([.C12]-[.C13])^2 + ([.B23] -[.B22])^2)" office:value-type="float" office:value="17" calcext:value-type="float">
            <text:p>17</text:p>
          </table:table-cell>
          <table:table-cell table:formula="of:=[.G23]+[.H22]" office:value-type="float" office:value="325.47788575584" calcext:value-type="float">
            <text:p>325.4778857558</text:p>
          </table:table-cell>
          <table:table-cell table:formula="of:=[.H23]/[.$J$12]" office:value-type="float" office:value="1" calcext:value-type="float">
            <text:p>1</text:p>
          </table:table-cell>
          <table:table-cell/>
          <table:table-cell table:formula="of:=178*[.I23] + 536" office:value-type="float" office:value="714" calcext:value-type="float">
            <text:p>714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Center→Point</text:p>
          </table:table-cell>
          <table:table-cell table:number-columns-repeated="10"/>
        </table:table-row>
        <table:table-row table:style-name="ro1">
          <table:table-cell/>
          <table:table-cell table:formula="of:=[.B12]-125" office:value-type="float" office:value="-81" calcext:value-type="float">
            <text:p>-81</text:p>
          </table:table-cell>
          <table:table-cell table:formula="of:=[.C12]-127" office:value-type="float" office:value="0" calcext:value-type="float">
            <text:p>0</text:p>
          </table:table-cell>
          <table:table-cell table:formula="of:=[.B23]-125" office:value-type="float" office:value="125" calcext:value-type="float">
            <text:p>125</text:p>
          </table:table-cell>
          <table:table-cell table:formula="of:=[.C23]-12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B13]-125" office:value-type="float" office:value="-81" calcext:value-type="float">
            <text:p>-81</text:p>
          </table:table-cell>
          <table:table-cell table:formula="of:=[.C13]-127" office:value-type="float" office:value="-17" calcext:value-type="float">
            <text:p>-17</text:p>
          </table:table-cell>
          <table:table-cell table:formula="of:=[.B22]-125" office:value-type="float" office:value="125" calcext:value-type="float">
            <text:p>125</text:p>
          </table:table-cell>
          <table:table-cell table:formula="of:=[.C22]-127" office:value-type="float" office:value="-17" calcext:value-type="float">
            <text:p>-17</text:p>
          </table:table-cell>
          <table:table-cell table:number-columns-repeated="6"/>
        </table:table-row>
        <table:table-row table:style-name="ro1">
          <table:table-cell/>
          <table:table-cell table:formula="of:=[.B14]-125" office:value-type="float" office:value="-68" calcext:value-type="float">
            <text:p>-68</text:p>
          </table:table-cell>
          <table:table-cell table:formula="of:=[.C14]-127" office:value-type="float" office:value="-53" calcext:value-type="float">
            <text:p>-53</text:p>
          </table:table-cell>
          <table:table-cell table:formula="of:=[.B21]-125" office:value-type="float" office:value="112" calcext:value-type="float">
            <text:p>112</text:p>
          </table:table-cell>
          <table:table-cell table:formula="of:=[.C21]-127" office:value-type="float" office:value="-53" calcext:value-type="float">
            <text:p>-53</text:p>
          </table:table-cell>
          <table:table-cell table:number-columns-repeated="6"/>
        </table:table-row>
        <table:table-row table:style-name="ro1">
          <table:table-cell/>
          <table:table-cell table:formula="of:=[.B15]-125" office:value-type="float" office:value="-52" calcext:value-type="float">
            <text:p>-52</text:p>
          </table:table-cell>
          <table:table-cell table:formula="of:=[.C15]-127" office:value-type="float" office:value="-74" calcext:value-type="float">
            <text:p>-74</text:p>
          </table:table-cell>
          <table:table-cell table:formula="of:=[.B20]-125" office:value-type="float" office:value="96" calcext:value-type="float">
            <text:p>96</text:p>
          </table:table-cell>
          <table:table-cell table:formula="of:=[.C20]-127" office:value-type="float" office:value="-74" calcext:value-type="float">
            <text:p>-74</text:p>
          </table:table-cell>
          <table:table-cell table:number-columns-repeated="6"/>
        </table:table-row>
        <table:table-row table:style-name="ro1">
          <table:table-cell/>
          <table:table-cell table:formula="of:=[.B16]-125" office:value-type="float" office:value="-26" calcext:value-type="float">
            <text:p>-26</text:p>
          </table:table-cell>
          <table:table-cell table:formula="of:=[.C16]-127" office:value-type="float" office:value="-92" calcext:value-type="float">
            <text:p>-92</text:p>
          </table:table-cell>
          <table:table-cell table:formula="of:=[.B19]-125" office:value-type="float" office:value="70" calcext:value-type="float">
            <text:p>70</text:p>
          </table:table-cell>
          <table:table-cell table:formula="of:=[.C19]-127" office:value-type="float" office:value="-92" calcext:value-type="float">
            <text:p>-92</text:p>
          </table:table-cell>
          <table:table-cell table:number-columns-repeated="6"/>
        </table:table-row>
        <table:table-row table:style-name="ro1">
          <table:table-cell/>
          <table:table-cell table:formula="of:=[.B17]-125" office:value-type="float" office:value="8" calcext:value-type="float">
            <text:p>8</text:p>
          </table:table-cell>
          <table:table-cell table:formula="of:=[.C17]-127" office:value-type="float" office:value="-102" calcext:value-type="float">
            <text:p>-102</text:p>
          </table:table-cell>
          <table:table-cell table:formula="of:=[.B18]-125" office:value-type="float" office:value="36" calcext:value-type="float">
            <text:p>36</text:p>
          </table:table-cell>
          <table:table-cell table:formula="of:=[.C18]-127" office:value-type="float" office:value="-102" calcext:value-type="float">
            <text:p>-1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8:46:18.090641134</meta:creation-date>
    <dc:date>2018-06-21T09:53:38.493756026</dc:date>
    <meta:editing-duration>PT1H7M17S</meta:editing-duration>
    <meta:editing-cycles>8</meta:editing-cycles>
    <meta:generator>LibreOffice/5.1.6.2$Linux_X86_64 LibreOffice_project/10m0$Build-2</meta:generator>
    <meta:document-statistic meta:table-count="1" meta:cell-count="114" meta:object-count="0"/>
  </office:meta>
</office:document-meta>
</file>